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2" style:family="table-cell">
      <style:table-cell-properties fo:padding="0.097cm" fo:border="none"/>
    </style:style>
    <style:style style:name="Properties.A3" style:family="table-cell">
      <style:table-cell-properties fo:padding="0.097cm" fo:border="none"/>
    </style:style>
    <style:style style:name="Properties.B3" style:family="table-cell">
      <style:table-cell-properties fo:padding="0.097cm" fo:border="none"/>
    </style:style>
    <style:style style:name="Properties.A4" style:family="table-cell">
      <style:table-cell-properties fo:padding="0.097cm" fo:border="none"/>
    </style:style>
    <style:style style:name="Properties.B4" style:family="table-cell">
      <style:table-cell-properties fo:padding="0.097cm" fo:border="none"/>
    </style:style>
    <style:style style:name="Properties.A5" style:family="table-cell">
      <style:table-cell-properties fo:padding="0.097cm" fo:border="none"/>
    </style:style>
    <style:style style:name="Properties.B5" style:family="table-cell">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fo:keep-together="always"/>
    </style:style>
    <style:style style:name="Change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hanges.E1" style:family="table-cell">
      <style:table-cell-properties fo:background-color="transparent" fo:padding="0.097cm" fo:border="0.05pt solid #000000">
        <style:background-image/>
      </style:table-cell-properties>
    </style:style>
    <style:style style:name="Changes.A2" style:family="table-cell">
      <style:table-cell-properties fo:background-color="transparent" fo:padding="0.097cm" fo:border-left="0.05pt solid #000000" fo:border-right="none" fo:border-top="none" fo:border-bottom="0.05pt solid #000000">
        <style:background-image/>
      </style:table-cell-properties>
    </style:style>
    <style:style style:name="Changes.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Heading_20_1">
      <style:paragraph-properties fo:break-before="page"/>
    </style:style>
    <style:style style:name="P8" style:family="paragraph" style:parent-style-name="Subtitle" style:master-page-name="First_20_Page">
      <style:paragraph-properties style:page-number="auto"/>
    </style:style>
    <style:style style:name="P9" style:family="paragraph" style:parent-style-name="Table_20_Contents">
      <style:text-properties fo:font-weight="bold" style:font-weight-asian="bold" style:font-weight-complex="bol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6pt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ubject>The Software Development Life Cycle - Group Project</text:subject></text:p>
      <text:p text:style-name="Title"><text:title>Document Name</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2" office:value-type="string">
            <text:p text:style-name="Table_20_Contents"><text:variable-set text:name="Authors" office:value-type="string">A list of authors</text:variable-set></text:p>
          </table:table-cell>
        </table:table-row>
        <table:table-row>
          <table:table-cell table:style-name="Properties.A1" office:value-type="string">
            <text:p text:style-name="P5">Configuration Reference</text:p>
          </table:table-cell>
          <table:table-cell table:style-name="Properties.B2" office:value-type="string">
            <text:p text:style-name="Table_20_Contents"><text:variable-set text:name="ConfigurationRefrence" office:value-type="string">SE_07_taskid_subtaskid</text:variable-set></text:p>
          </table:table-cell>
        </table:table-row>
        <table:table-row>
          <table:table-cell table:style-name="Properties.A3" office:value-type="string">
            <text:p text:style-name="P5">Last Updated</text:p>
          </table:table-cell>
          <table:table-cell table:style-name="Properties.B3" office:value-type="string">
            <text:p text:style-name="Table_20_Contents"><text:date style:data-style-name="N37" text:date-value="2012-10-31T13:52:09" text:fixed="true">31/10/12</text:date></text:p>
          </table:table-cell>
        </table:table-row>
        <table:table-row>
          <table:table-cell table:style-name="Properties.A4" office:value-type="string">
            <text:p text:style-name="P5">Version Number</text:p>
          </table:table-cell>
          <table:table-cell table:style-name="Properties.B4" office:value-type="string">
            <text:p text:style-name="Table_20_Contents"><text:variable-set text:name="VersionNumber" office:value-type="string">1.0</text:variable-set></text:p>
          </table:table-cell>
        </table:table-row>
        <table:table-row>
          <table:table-cell table:style-name="Properties.A5" office:value-type="string">
            <text:p text:style-name="P5">Document Status</text:p>
          </table:table-cell>
          <table:table-cell table:style-name="Properties.B5" office:value-type="string">
            <text:p text:style-name="Table_20_Contents"><text:variable-set text:name="DocumentStatus" office:value-type="string">Draft/For Review/Release</text:variable-set></text:p>
          </table:table-cell>
        </table:table-row>
      </table:table>
      <text:p text:style-name="P1"><draw:frame draw:style-name="fr1" draw:name="Frame1" text:anchor-type="paragraph" style:rel-width="50%" draw:z-index="0"><draw:text-box fo:min-height="0.499cm" fo:min-width="8.5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2"><text:a xlink:type="simple" xlink:href="#__RefHeading__262_1460911605" text:style-name="Index_20_Link" text:visited-style-name="Index_20_Link">1 INTRODUCTION<text:tab/>3</text:a></text:p>
          <text:p text:style-name="P10"><text:a xlink:type="simple" xlink:href="#__RefHeading__1413_1460911605" text:style-name="Index_20_Link" text:visited-style-name="Index_20_Link">1.1 Purpose of this document<text:tab/>3</text:a></text:p>
          <text:p text:style-name="P10"><text:a xlink:type="simple" xlink:href="#__RefHeading__1415_1460911605" text:style-name="Index_20_Link" text:visited-style-name="Index_20_Link">1.2 Scope<text:tab/>3</text:a></text:p>
          <text:p text:style-name="P10"><text:a xlink:type="simple" xlink:href="#__RefHeading__1417_1460911605" text:style-name="Index_20_Link" text:visited-style-name="Index_20_Link">1.3 Objectives<text:tab/>3</text:a></text:p>
          <text:p text:style-name="P12"><text:a xlink:type="simple" xlink:href="#__RefHeading__1419_1460911605" text:style-name="Index_20_Link" text:visited-style-name="Index_20_Link">2 DOCUMENT CONTENT<text:tab/>3</text:a></text:p>
          <text:p text:style-name="P12"><text:a xlink:type="simple" xlink:href="#__RefHeading__1633_1460911605" text:style-name="Index_20_Link" text:visited-style-name="Index_20_Link">3 REFERENCES<text:tab/>3</text:a></text:p>
          <text:p text:style-name="P12"><text:a xlink:type="simple" xlink:href="#__RefHeading__1423_1460911605" text:style-name="Index_20_Link" text:visited-style-name="Index_20_Link">4 DOCUMENT CHANGE HISTORY<text:tab/>3</text:a></text:p>
        </text:index-body>
      </text:table-of-content>
      <text:p text:style-name="P1"/>
      <text:h text:style-name="P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subsection must briefly describe what the document is intended to achieve. It should be an overview, as the detail of how the purpose will be achieved is described later in the Objectives subsection.</text:p>
      <text:h text:style-name="Heading_20_2" text:outline-level="2"><text:bookmark-start text:name="__RefHeading__1415_1460911605"/>Scope<text:bookmark-end text:name="__RefHeading__1415_1460911605"/></text:h>
      <text:p text:style-name="Text_20_body">This subsection must describe the parameters of the document, i.e., what topics it covers (and, if applicable, what it specifically excludes). It should also indicate who should read the document, and indicate if there are any other documents which should be consulted before reading the document.</text:p>
      <text:h text:style-name="Heading_20_2" text:outline-level="2"><text:bookmark-start text:name="__RefHeading__1417_1460911605"/>Objectives<text:bookmark-end text:name="__RefHeading__1417_1460911605"/></text:h>
      <text:p text:style-name="Text_20_body">This subsection must list the specific objectives of the document. These are the detailed goals that must be attained in order to achieve the document's stated purpose. It should be possible to verify that these objectives have been met.</text:p>
      <text:h text:style-name="Heading_20_1" text:outline-level="1"><text:bookmark-start text:name="__RefHeading__1419_1460911605"/>DOCUMENT CONTENT<text:bookmark-end text:name="__RefHeading__1419_1460911605"/></text:h>
      <text:p text:style-name="Text_20_body">The main content of the document.</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0</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Table_20_Contents">Initial Template Creation</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 Group Project</text:subject> - <text:title>Document Name</text:title> - Version <text:variable-get text:name="VersionNumber">1.0</text:variable-get> (<text:variable-get text:name="DocumentStatus">Draft/For Review/Release</text:variable-get>) </text:p>
      </style:header>
      <style:footer>
        <text:p text:style-name="Header">Aberystwyth University - Computer Science – Page <text:page-number text:select-page="current">3</text:page-number> of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Document Name</dc:title>
    <meta:generator>LibreOffice/3.5$Linux_x86 LibreOffice_project/350m1$Build-2</meta:generator>
    <dc:subject>The Software Development Life Cycle - Group Project</dc:subject>
    <meta:document-statistic meta:table-count="2" meta:image-count="0" meta:object-count="0" meta:page-count="3" meta:paragraph-count="50" meta:word-count="266" meta:character-count="1580" meta:non-whitespace-character-count="1463"/>
  </office:meta>
</office:document-meta>
</file>